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p</mi>
              <mn>1</mn>
            </msub>
            <mrow>
              <mspace width="2em"/>
              <mo stretchy="false">=</mo>
              <mspace width="2em"/>
            </mrow>
            <mfrac>
              <msub>
                <mi>F</mi>
                <mn>1</mn>
              </msub>
              <msub>
                <mi>A</mi>
                <mn>1</mn>
              </msub>
            </mfrac>
            <mrow>
              <mspace width="2em"/>
              <mover>
                <mo stretchy="false">=</mo>
                <mtext>!</mtext>
              </mover>
              <mspace width="2em"/>
            </mrow>
            <msub>
              <mi>p</mi>
              <mn>2</mn>
            </msub>
            <mrow>
              <mspace width="2em"/>
              <mo stretchy="false">=</mo>
              <mspace width="2em"/>
            </mrow>
            <mfrac>
              <msub>
                <mi>F</mi>
                <mn>2</mn>
              </msub>
              <msub>
                <mi>A</mi>
                <mn>2</mn>
              </msub>
            </mfrac>
          </mrow>
        </mtd>
      </mtr>
      <mtr>
        <mtd>
          <mrow>
            <mo stretchy="false">⇒</mo>
            <mspace width="2em"/>
            <msub>
              <mi>F</mi>
              <mn>2</mn>
            </msub>
            <mrow>
              <mspace width="2em"/>
              <mo stretchy="false">=</mo>
              <mspace width="2em"/>
            </mrow>
            <mstyle color="green">
              <mfrac>
                <msub>
                  <mi>A</mi>
                  <mn>2</mn>
                </msub>
                <msub>
                  <mi>A</mi>
                  <mn>1</mn>
                </msub>
              </mfrac>
            </mstyle>
            <mspace width="0.5em"/>
            <msub>
              <mi>F</mi>
              <mn>1</mn>
            </msub>
          </mrow>
        </mtd>
      </mtr>
    </mtable>
    <annotation encoding="StarMath 5.0">p _1 ~=~ F _ 1 over A _1 ~= csup "!"~ p _2 ~=~ F _2 over A _2 newline

drarrow ~ F _2 ~=~ color green {A _2 over A _1} ` F _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13:17.649000000</meta:creation-date>
    <dc:date>2015-03-19T11:16:15.209000000</dc:date>
    <meta:editing-duration>PT2M26S</meta:editing-duration>
    <meta:editing-cycles>2</meta:editing-cycles>
    <meta:generator>LibreOffice/4.3.4.1$Windows_x86 LibreOffice_project/bc356b2f991740509f321d70e4512a6a54c5f243</meta:generator>
  </office:meta>
</office:document-meta>
</file>